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a32" officeooo:paragraph-rsid="00090a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mentol Monitoring:</text:p>
      <text:p text:style-name="P1"><text:tab/><text:tab/>Environmental monitoring in IoT (Internet of Things) involves collecting data from various sensors to monitor and analyze environmental parameters like temperature, humidity, air quality, etc. Below is an example of a simple Python code using the MQTT (Message Queuing Telemetry Transport) protocol to transmit environmental data from a sensor to a broker. In this example, we'll simulate a temperature and humidity sensor.</text:p>
      <text:p text:style-name="P1"/>
      <text:p text:style-name="P1"/>
      <text:p text:style-name="P1"/>
      <text:p text:style-name="P1">Project code:</text:p>
      <text:p text:style-name="P1"/>
      <text:p text:style-name="P1">import random</text:p>
      <text:p text:style-name="P1">import paho.mqtt.client as mqtt</text:p>
      <text:p text:style-name="P1">import time</text:p>
      <text:p text:style-name="P1"/>
      <text:p text:style-name="P1"># Define MQTT parameters</text:p>
      <text:p text:style-name="P1">broker_address = "mqtt.eclipse.org"</text:p>
      <text:p text:style-name="P1">port = 1883</text:p>
      <text:p text:style-name="P1">topic = "environment/sensor1"</text:p>
      <text:p text:style-name="P1"/>
      <text:p text:style-name="P1"># Create MQTT client</text:p>
      <text:p text:style-name="P1">client = mqtt.Client()</text:p>
      <text:p text:style-name="P1"/>
      <text:p text:style-name="P1"># Connect to the broker</text:p>
      <text:p text:style-name="P1">client.connect(broker_address, port=port)</text:p>
      <text:p text:style-name="P1"/>
      <text:p text:style-name="P1">def simulate_sensor_data():</text:p>
      <text:p text:style-name="P1"><text:s text:c="4"/>temperature = random.uniform(20.0, 30.0) <text:s/># Simulated temperature in Celsius</text:p>
      <text:p text:style-name="P1"><text:s text:c="4"/>humidity = random.uniform(40.0, 60.0) <text:s text:c="3"/># Simulated relative humidity in percentage</text:p>
      <text:p text:style-name="P1"><text:s text:c="4"/>return temperature, humidity</text:p>
      <text:p text:style-name="P1"/>
      <text:p text:style-name="P1">def send_data_to_broker():</text:p>
      <text:p text:style-name="P1"><text:s text:c="4"/>while True:</text:p>
      <text:p text:style-name="P1"><text:s text:c="8"/>temperature, humidity = simulate_sensor_data()</text:p>
      <text:p text:style-name="P1"><text:s text:c="8"/>payload = f"Temperature: {temperature}°C, Humidity: {humidity}%"</text:p>
      <text:p text:style-name="P1"><text:s text:c="8"/>client.publish(topic, payload)</text:p>
      <text:p text:style-name="P1"><text:s text:c="8"/>print(f"Published: {payload}")</text:p>
      <text:p text:style-name="P1"><text:s text:c="8"/>time.sleep(5) <text:s/># Send data every 5 seconds</text:p>
      <text:p text:style-name="P1"/>
      <text:p text:style-name="P1">if __name__ == "__main__":</text:p>
      <text:p text:style-name="P1"><text:s text:c="4"/>try:</text:p>
      <text:p text:style-name="P1"><text:s text:c="8"/>send_data_to_broker()</text:p>
      <text:p text:style-name="P1"><text:s text:c="4"/>except KeyboardInterrupt:</text:p>
      <text:p text:style-name="P1"><text:s text:c="8"/>client.disconnect()</text:p>
      <text:p text:style-name="P1">```</text:p>
      <text:p text:style-name="P1"/>
      <text:p text:style-name="P1">Explanation:</text:p>
      <text:p text:style-name="P1"/>
      <text:p text:style-name="P1">1. Import necessary modules: `random` for simulating sensor data, `paho.mqtt.client` for MQTT communication, and `time` for timing.</text:p>
      <text:p text:style-name="P1"/>
      <text:p text:style-name="P1">2. Define the MQTT broker's address, port, and topic where the data will be published.</text:p>
      <text:p text:style-name="P1"><text:soft-page-break/></text:p>
      <text:p text:style-name="P1">3. Create an MQTT client instance.</text:p>
      <text:p text:style-name="P1"/>
      <text:p text:style-name="P1">4. Connect to the MQTT broker.</text:p>
      <text:p text:style-name="P1"/>
      <text:p text:style-name="P1">5. Define a function `simulate_sensor_data()` to generate random temperature and humidity values as if they were coming from a real sensor.</text:p>
      <text:p text:style-name="P1"/>
      <text:p text:style-name="P1">6. Define a function `send_data_to_broker()` which repeatedly sends the simulated data to the broker at regular intervals.</text:p>
      <text:p text:style-name="P1"/>
      <text:p text:style-name="P1">7. Inside the loop, the temperature and humidity values are generated using `simulate_sensor_data()`, combined into a payload string, and published to the specified topic.</text:p>
      <text:p text:style-name="P1"/>
      <text:p text:style-name="P1">8. Print a message indicating that the data has been published.</text:p>
      <text:p text:style-name="P1"/>
      <text:p text:style-name="P1">9. Pause for 5 seconds before sending the next set of data.</text:p>
      <text:p text:style-name="P1"/>
      <text:p text:style-name="P1">10. The code can be interrupted by a keyboard interrupt (Ctrl + C), which will disconnect the MQTT client and exit the program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9:16:01.975887801</meta:creation-date>
    <dc:date>2023-10-18T19:17:47.525576260</dc:date>
    <meta:editing-duration>PT1M46S</meta:editing-duration>
    <meta:editing-cycles>1</meta:editing-cycles>
    <meta:document-statistic meta:table-count="0" meta:image-count="0" meta:object-count="0" meta:page-count="2" meta:paragraph-count="42" meta:word-count="313" meta:character-count="2339" meta:non-whitespace-character-count="1981"/>
    <meta:generator>LibreOffice/7.3.7.2$Linux_X86_64 LibreOffice_project/30$Build-2</meta:generator>
  </office:meta>
</office:document-meta>
</file>